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3.72cm" fo:min-width="13.153cm" loext:decorative="false"/>
    </style:style>
    <style:style style:name="gr2" style:family="graphic" style:parent-style-name="objectwithoutfill">
      <style:graphic-properties draw:stroke="solid" svg:stroke-width="0.127cm" svg:stroke-color="#808080" draw:marker-start-width="0.39cm" draw:marker-end="Arrowheads_20_2" draw:marker-end-width="0.49cm" draw:fill="none" draw:textarea-vertical-align="middle" fo:padding-top="0.188cm" fo:padding-bottom="0.188cm" fo:padding-left="0.313cm" fo:padding-right="0.31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1cm" fo:min-width="0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loext:fill-use-slide-background="false" draw:textarea-horizontal-align="justify" draw:textarea-vertical-align="middle" draw:auto-grow-height="false" fo:min-height="2.775cm" fo:min-width="4.263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3465a4" draw:marker-start-width="0.352cm" draw:marker-end-width="0.352cm" draw:fill="none" loext:fill-use-slide-background="false" draw:textarea-horizontal-align="justify" draw:textarea-vertical-align="middle" draw:auto-grow-height="false" fo:min-height="2.608cm" fo:min-width="4.262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loext:fill-use-slide-background="false" draw:textarea-horizontal-align="justify" draw:textarea-vertical-align="middle" draw:auto-grow-height="false" fo:min-height="2.032cm" fo:min-width="1.9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27cm" svg:stroke-color="#808080" draw:marker-start-width="0.39cm" draw:marker-end="Arrowheads_20_5" draw:marker-end-width="0.49cm" draw:fill="none" draw:textarea-vertical-align="middle" fo:padding-top="0.188cm" fo:padding-bottom="0.188cm" fo:padding-left="0.313cm" fo:padding-right="0.313cm" loext:decorative="false"/>
    </style:style>
    <style:style style:name="gr8" style:family="graphic" style:parent-style-name="standard">
      <style:graphic-properties draw:stroke="none" draw:fill="none" fo:min-height="1.931cm" loext:decorative="false"/>
      <style:paragraph-properties style:writing-mode="lr-tb"/>
    </style:style>
    <style:style style:name="gr9" style:family="graphic" style:parent-style-name="objectwithoutfill">
      <style:graphic-properties svg:stroke-width="0.127cm" svg:stroke-color="#808080" draw:marker-start-width="0.389cm" draw:marker-end="Arrowheads_20_6" draw:marker-end-width="0.489cm" draw:fill="none" draw:textarea-vertical-align="middle" fo:padding-top="0.187cm" fo:padding-bottom="0.187cm" fo:padding-left="0.312cm" fo:padding-right="0.312cm" loext:decorative="false"/>
    </style:style>
    <style:style style:name="gr10" style:family="graphic" style:parent-style-name="standard">
      <style:graphic-properties svg:stroke-width="0.102cm" svg:stroke-color="#158466" draw:marker-start-width="0.353cm" draw:marker-end-width="0.353cm" draw:fill="none" loext:fill-use-slide-background="false" draw:textarea-horizontal-align="justify" draw:textarea-vertical-align="middle" draw:auto-grow-height="false" fo:min-height="0.771cm" fo:min-width="1.195cm" fo:padding-top="0.176cm" fo:padding-bottom="0.176cm" fo:padding-left="0.301cm" fo:padding-right="0.30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nux Biolinum G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Linux Biolinum G"/>
    </style:style>
    <style:style style:name="P5" style:family="paragraph">
      <style:paragraph-properties fo:text-align="center"/>
      <style:text-properties style:font-name="Linux Biolinum G"/>
    </style:style>
    <style:style style:name="P6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1pt" style:font-size-asian="22pt" style:font-size-complex="22pt"/>
    </style:style>
    <style:style style:name="T1" style:family="text">
      <style:text-properties style:font-name="Linux Biolinum G" fo:font-size="15pt" style:font-size-asian="15pt" style:font-size-complex="15pt"/>
    </style:style>
    <style:style style:name="T2" style:family="text">
      <style:text-properties style:font-name="Linux Biolinum G" fo:font-size="26pt" style:font-size-asian="26pt" style:font-size-complex="26pt"/>
    </style:style>
    <style:style style:name="T3" style:family="text">
      <style:text-properties style:font-name="Linux Biolinum G" fo:font-size="24pt" style:font-size-asian="32pt" style:font-size-complex="32pt"/>
    </style:style>
    <style:style style:name="T4" style:family="text">
      <style:text-properties style:font-name="Linux Biolinum G"/>
    </style:style>
    <style:style style:name="T5" style:family="text">
      <style:text-properties style:font-name="Linux Biolinum G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3cm" svg:height="13.97cm" svg:x="4.492cm" svg:y="3.5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433cm" svg:y1="7.667cm" svg:x2="7.433cm" svg:y2="10.524cm" draw:start-shape="id1" draw:start-glue-point="6" draw:end-shape="id2" draw:end-glue-point="0" svg:d="M7433 7667v2857" svg:viewBox="0 0 1 2858">
          <text:p/>
        </draw:connector>
        <draw:frame draw:style-name="gr3" draw:text-style-name="P4" draw:layer="layout" svg:width="4.445cm" svg:height="2.671cm" svg:x="7.792cm" svg:y="7.702cm">
          <draw:text-box>
            <text:p><text:span text:style-name="T1">i = 1;</text:span></text:p>
            <text:p text:style-name="P3"><text:span text:style-name="T1">i = 2;</text:span></text:p>
            <text:p text:style-name="P3"><text:span text:style-name="T1">…</text:span></text:p>
            <text:p text:style-name="P3"><text:span text:style-name="T1">i = 10</text:span></text:p>
          </draw:text-box>
        </draw:frame>
        <draw:custom-shape draw:style-name="gr4" draw:text-style-name="P6" xml:id="id1" draw:id="id1" draw:layer="layout" svg:width="4.762cm" svg:height="3.81cm" svg:x="5.052cm" svg:y="3.857cm">
          <text:p text:style-name="P5"><text:span text:style-name="T2">Sequência</text:span></text:p>
          <text:p text:style-name="P5"><text:span text:style-name="T2">(i in 1:10)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6" xml:id="id2" draw:id="id2" draw:layer="layout" svg:width="4.762cm" svg:height="2.858cm" svg:x="5.052cm" svg:y="10.524cm">
          <text:p text:style-name="P5"><text:span text:style-name="T2">Bloco de código (i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5.08cm" svg:height="4.762cm" svg:x="12.95cm" svg:y="9.572cm">
          <text:p text:style-name="P5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draw:type="line" svg:x1="9.814cm" svg:y1="11.953cm" svg:x2="12.95cm" svg:y2="11.953cm" draw:start-shape="id2" draw:start-glue-point="1" draw:end-shape="id3" draw:end-glue-point="5" svg:d="M9814 11953h3136" svg:viewBox="0 0 3137 1">
          <text:p/>
        </draw:connector>
        <draw:frame draw:style-name="gr8" draw:text-style-name="P9" draw:layer="layout" svg:width="4.092cm" svg:height="2.181cm" svg:x="13.525cm" svg:y="10.877cm">
          <draw:text-box>
            <text:p text:style-name="P8"><text:span text:style-name="T3">Última </text:span></text:p>
            <text:p text:style-name="P8"><text:span text:style-name="T3">iteração?</text:span></text:p>
          </draw:text-box>
        </draw:frame>
        <draw:connector draw:style-name="gr9" draw:text-style-name="P7" draw:layer="layout" svg:x1="15.49cm" svg:y1="9.572cm" svg:x2="9.814cm" svg:y2="5.762cm" draw:start-shape="id3" draw:start-glue-point="4" draw:end-shape="id1" draw:end-glue-point="7" svg:d="M15490 9572v-3810h-5676" svg:viewBox="0 0 5677 3811">
          <text:p/>
        </draw:connector>
        <draw:connector draw:style-name="gr7" draw:text-style-name="P7" draw:layer="layout" draw:type="line" svg:x1="15.49cm" svg:y1="14.334cm" svg:x2="15.505cm" svg:y2="15.623cm" draw:start-shape="id3" draw:start-glue-point="6" draw:end-shape="id4" draw:end-glue-point="4" svg:d="M15490 14334l15 1289" svg:viewBox="0 0 16 1290">
          <text:p/>
        </draw:connector>
        <draw:custom-shape draw:style-name="gr10" draw:text-style-name="P6" xml:id="id4" draw:id="id4" draw:layer="layout" svg:width="2.539cm" svg:height="1.587cm" svg:x="14.235cm" svg:y="15.623cm">
          <text:p text:style-name="P5"><text:span text:style-name="T4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445cm" svg:height="1.861cm" svg:x="13.77cm" svg:y="14.182cm">
          <draw:text-box>
            <text:p><text:span text:style-name="T5">Sim</text:span></text:p>
          </draw:text-box>
        </draw:frame>
        <draw:frame draw:style-name="gr11" draw:text-style-name="P4" draw:layer="layout" svg:width="4.445cm" svg:height="1.861cm" svg:x="13.771cm" svg:y="7.383cm">
          <draw:text-box>
            <text:p><text:span text:style-name="T5">Nã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22T14:57:29.794587564</dc:date>
    <meta:editing-duration>PT28M30S</meta:editing-duration>
    <meta:editing-cycles>10</meta:editing-cycles>
    <meta:generator>LibreOffice/24.8.2.1$Linux_X86_64 LibreOffice_project/0f794b6e29741098670a3b95d60478a65d05ef13</meta:generator>
    <meta:document-statistic meta:object-count="13"/>
  </office:meta>
</office:document-meta>
</file>